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Normal" style:list-style-name="L1"/>
    <style:style style:name="P3" style:family="paragraph" style:parent-style-name="Normal" style:list-style-name="L2"/>
    <style:style style:name="P4" style:family="paragraph" style:parent-style-name="Normal" style:list-style-name="L3"/>
    <style:style style:name="P5" style:family="paragraph" style:parent-style-name="Normal" style:list-style-name="L4"/>
    <text:list-style style:name="L1">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rraquake</text:h>
      <text:h text:style-name="Heading_20_2" text:outline-level="2">Origin</text:h>
      <text:p text:style-name="Normal">An environmental activist struck by a mysterious earthquake while protesting, Terraquake merged with the earth’s elemental forces. Now the guardian of nature’s balance, they combat industrial polluters and seismic threats worldwide. Their bond with the planet fuels immense power.</text:p>
      <text:h text:style-name="Heading_20_2" text:outline-level="2">Powers</text:h>
      <text:list text:style-name="L1">
        <text:list-item>
          <text:p text:style-name="P2">Geokinesis (earth manipulation)</text:p>
        </text:list-item>
        <text:list-item>
          <text:p text:style-name="P2">Superhuman strength</text:p>
        </text:list-item>
        <text:list-item>
          <text:p text:style-name="P2">Seismic shockwaves generation</text:p>
        </text:list-item>
        <text:list-item>
          <text:p text:style-name="P2">Earthquake sensing and prediction</text:p>
        </text:list-item>
        <text:list-item>
          <text:p text:style-name="P2">Rock and mineral armor creation</text:p>
        </text:list-item>
      </text:list>
      <text:h text:style-name="Heading_20_2" text:outline-level="2">Weaknesses</text:h>
      <text:list text:style-name="L2">
        <text:list-item>
          <text:p text:style-name="P3">Powers diminish when separated from the earth or natural surroundings</text:p>
        </text:list-item>
        <text:list-item>
          <text:p text:style-name="P3">Overuse of seismic abilities can cause physical exhaustion</text:p>
        </text:list-item>
        <text:list-item>
          <text:p text:style-name="P3">Sensitive to underground explosions disrupting natural earth energy balance</text:p>
        </text:list-item>
      </text:list>
      <text:h text:style-name="Heading_20_2" text:outline-level="2">Achievements</text:h>
      <text:list text:style-name="L3">
        <text:list-item>
          <text:p text:style-name="P4">Thwarted an illegal mining operation destroying a national park</text:p>
        </text:list-item>
        <text:list-item>
          <text:p text:style-name="P4">Stabilized a city during a high-magnitude earthquake</text:p>
        </text:list-item>
        <text:list-item>
          <text:p text:style-name="P4">Reforested barren land with accelerated natural growth</text:p>
        </text:list-item>
        <text:list-item>
          <text:p text:style-name="P4">Negotiated peace between humans and nature spirits</text:p>
        </text:list-item>
        <text:list-item>
          <text:p text:style-name="P4">Built shelters from seismic debris for disaster victims</text:p>
        </text:list-item>
      </text:list>
      <text:h text:style-name="Heading_20_2" text:outline-level="2">Trivia</text:h>
      <text:list text:style-name="L4">
        <text:list-item>
          <text:p text:style-name="P5">Can communicate with underground creatures</text:p>
        </text:list-item>
        <text:list-item>
          <text:p text:style-name="P5">Prefers living close to nature, often camping outdoors</text:p>
        </text:list-item>
        <text:list-item>
          <text:p text:style-name="P5">Uses his powers to sculpt beautiful earth art</text:p>
        </text:list-item>
        <text:list-item>
          <text:p text:style-name="P5">Has a scar shaped like a fault line on their arm</text:p>
        </text:list-item>
        <text:list-item>
          <text:p text:style-name="P5">Can liquefy earth temporarily for quick travel</text:p>
        </text:list-item>
      </text:list>
      <text:p text:style-name="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ptos Display" svg:font-family="'Aptos Display'"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53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ptos" fo:font-size="10pt" fo:letter-spacing="normal" fo:language="fr" fo:country="FR" fo:font-style="normal" style:text-underline-style="none" fo:font-weight="normal" style:letter-kerning="false" style:font-name-asian="Aptos"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0pt" fo:letter-spacing="normal" fo:language="fr" fo:country="FR" fo:font-style="normal" style:text-underline-style="none" fo:font-weight="normal" style:letter-kerning="false" fo:background-color="transparent" style:font-name-asian="Aptos"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141cm" style:contextual-spacing="true" fo:line-height="100%" fo:hyphenation-ladder-count="no-limit"/>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635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282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282cm" fo:margin-bottom="0.141cm" style:contextual-spacing="false" fo:keep-together="always" fo:hyphenation-ladder-count="no-limit" fo:keep-with-next="always"/>
      <style:text-properties fo:color="#0f4761" loext:opacity="100%" fo:font-size="14pt" style:font-name-asian="Times New Roman" style:font-family-asian="'Times New Roman'" style:font-family-generic-asian="roman" style:font-pitch-asian="variable"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141cm" fo:margin-bottom="0.071cm" style:contextual-spacing="false" fo:keep-together="always" fo:hyphenation-ladder-count="no-limit" fo:keep-with-next="always"/>
      <style:text-properties fo:color="#0f4761" loext:opacity="100%" fo:font-style="italic" style:font-name-asian="Times New Roman" style:font-family-asian="'Times New Roman'" style:font-family-generic-asian="roman" style:font-pitch-asian="variable" style:font-style-asian="italic"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141cm" fo:margin-bottom="0.071cm" style:contextual-spacing="false" fo:keep-together="always" fo:hyphenation-ladder-count="no-limit" fo:keep-with-next="always"/>
      <style:text-properties fo:color="#0f4761" loext:opacity="100%"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071cm" fo:margin-bottom="0cm" style:contextual-spacing="false" fo:keep-together="always" fo:hyphenation-ladder-count="no-limit" fo:keep-with-next="always"/>
      <style:text-properties fo:color="#595959" loext:opacity="100%" fo:font-style="italic" style:font-name-asian="Times New Roman" style:font-family-asian="'Times New Roman'" style:font-family-generic-asian="roman" style:font-pitch-asian="variable" style:font-style-asian="italic"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071cm" fo:margin-bottom="0cm" style:contextual-spacing="false" fo:keep-together="always" fo:hyphenation-ladder-count="no-limit" fo:keep-with-next="always"/>
      <style:text-properties fo:color="#595959" loext:opacity="100%"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cm" fo:margin-bottom="0cm" style:contextual-spacing="false" fo:keep-together="always" fo:hyphenation-ladder-count="no-limit" fo:keep-with-next="always"/>
      <style:text-properties fo:color="#272727" loext:opacity="100%" fo:font-style="italic" style:font-name-asian="Times New Roman" style:font-family-asian="'Times New Roman'" style:font-family-generic-asian="roman" style:font-pitch-asian="variable" style:font-style-asian="italic"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cm" fo:margin-bottom="0cm" style:contextual-spacing="false" fo:keep-together="always" fo:hyphenation-ladder-count="no-limit" fo:keep-with-next="always"/>
      <style:text-properties fo:color="#272727" loext:opacity="100%"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Normal" style:family="paragraph">
      <style:paragraph-properties fo:margin-top="0cm" fo:margin-bottom="0.282cm" style:contextual-spacing="false" fo:line-height="107%" fo:hyphenation-ladder-count="no-limit"/>
      <style:text-properties fo:font-size="11pt" style:letter-kerning="true" style:font-size-asian="11pt" style:language-asian="en" style:country-asian="US" style:font-size-complex="11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style:text-properties fo:color="#595959" loext:opacity="100%" fo:font-size="14pt" fo:letter-spacing="0.026cm" style:font-name-asian="Times New Roman" style:font-family-asian="'Times New Roman'" style:font-family-generic-asian="roman" style:font-pitch-asian="variable" style:font-size-asian="14pt" style:font-size-complex="14pt" fo:hyphenate="false" loext:hyphenation-no-caps="false" loext:hyphenation-no-last-word="false" loext:hyphenation-word-char-count="no-limit" loext:hyphenation-zone="no-limit"/>
    </style:style>
    <style:style style:name="Citation" style:family="paragraph" style:parent-style-name="Normal" style:next-style-name="Normal">
      <style:paragraph-properties fo:margin-top="0.282cm" fo:margin-bottom="0cm" style:contextual-spacing="false" fo:text-align="center" style:justify-single-word="false" fo:hyphenation-ladder-count="no-limit"/>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Paragraphe_20_de_20_liste" style:display-name="Paragraphe de liste" style:family="paragraph" style:parent-style-name="Normal">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itation_20_intense" style:display-name="Citation intens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text-indent="0cm" style:auto-text-indent="false"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Police_20_par_20_défaut" style:display-name="Police par défaut" style:family="text"/>
    <style:style style:name="Titre_20_1_20_Car" style:display-name="Titre 1 Car" style:family="text">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Titre_20_2_20_Car" style:display-name="Titre 2 Car" style:family="text">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3_20_Car" style:display-name="Titre 3 Car" style:family="text">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Titre_20_4_20_Car" style:display-name="Titre 4 Car" style:family="text">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5_20_Car" style:display-name="Titre 5 Car" style:family="text">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6_20_Car" style:display-name="Titre 6 Car" style:family="text">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7_20_Car" style:display-name="Titre 7 Car" style:family="text">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8_20_Car" style:display-name="Titre 8 Car" style:family="text">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9_20_Car" style:display-name="Titre 9 Car" style:family="text">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Car" style:display-name="Titre Car" style:family="text">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ous-titre_20_Car" style:display-name="Sous-titre Car" style:family="tex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itation_20_Car" style:display-name="Citation Car" style:family="text">
      <style:text-properties fo:color="#404040" loext:opacity="100%" fo:font-style="italic" style:font-style-asian="italic" style:font-style-complex="italic"/>
    </style:style>
    <style:style style:name="Accentuation_20_intense" style:display-name="Accentuation intense" style:family="text">
      <style:text-properties fo:color="#0f4761" loext:opacity="100%" fo:font-style="italic" style:font-style-asian="italic" style:font-style-complex="italic"/>
    </style:style>
    <style:style style:name="Citation_20_intense_20_Car" style:display-name="Citation intense Car" style:family="text">
      <style:text-properties fo:color="#0f4761" loext:opacity="100%" fo:font-style="italic" style:font-style-asian="italic" style:font-style-complex="italic"/>
    </style:style>
    <style:style style:name="Référence_20_intense" style:display-name="Référence intense" style:family="text">
      <style:text-properties fo:font-variant="small-caps" fo:color="#0f4761" loext:opacity="100%" fo:letter-spacing="0.009cm" fo:font-weight="bold" style:font-weight-asian="bold" style:font-weight-complex="bold"/>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Aptos" fo:font-family="Aptos" style:font-family-generic="swiss" style:font-pitch="variable" style:font-name-asian="Aptos" style:font-family-asian="Aptos" style:font-family-generic-asian="swiss" style:font-pitch-asian="variable" style:font-name-complex="Times New Roman" style:font-family-complex="'Times New Roman'" style:font-family-generic-complex="roman" style:font-pitch-complex="variable"/>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6.2$Windows_X86_64 LibreOffice_project/5b1f5509c2decdade7fda905e3e1429a67acd63d</meta:generator>
    <dc:title/>
    <dc:description/>
    <dc:subject/>
    <meta:initial-creator>Beaufume, Florian (ITDV XD) - AF (ext)</meta:initial-creator>
    <meta:creation-date>2025-09-12T13:01:00Z</meta:creation-date>
    <dc:date>2025-09-12T15:48:56.035000000</dc:date>
    <meta:editing-cycles>4</meta:editing-cycles>
    <meta:editing-duration>PT9S</meta:editing-duration>
    <meta:document-statistic meta:table-count="0" meta:image-count="0" meta:object-count="0" meta:page-count="1" meta:paragraph-count="25" meta:word-count="184" meta:character-count="1202" meta:non-whitespace-character-count="1061"/>
    <meta:template xlink:type="simple" xlink:actuate="onRequest" xlink:title="" xlink:href="Normal.dotm"/>
  </office:meta>
</office:document-meta>
</file>